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SONReaderTest_array_object_2.test_read_1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JSONReaderTest_array_object_2.test_rea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